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fF Topics</text:p>
      <text:p text:style-name="Standard"/>
      <text:list xml:id="list8452626832203028812" text:style-name="L2">
        <text:list-item>
          <text:p text:style-name="P1">Update Strings</text:p>
          <text:list>
            <text:list-item>
              <text:p text:style-name="P1">.toUpper()</text:p>
            </text:list-item>
            <text:list-item>
              <text:p text:style-name="P1">.length()</text:p>
            </text:list-item>
            <text:list-item>
              <text:p text:style-name="P1">diverse compare and search algorithmen</text:p>
            </text:list-item>
          </text:list>
        </text:list-item>
        <text:list-item>
          <text:p text:style-name="P1">vector&lt;&gt;</text:p>
        </text:list-item>
        <text:list-item>
          <text:p text:style-name="P1">array&lt;&gt;</text:p>
        </text:list-item>
        <text:list-item>
          <text:p text:style-name="P1">loops and containers</text:p>
        </text:list-item>
        <text:list-item>
          <text:p text:style-name="P1">function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9S</meta:editing-duration>
    <meta:editing-cycles>3</meta:editing-cycles>
    <meta:generator>OpenOffice/4.1.10$Win32 OpenOffice.org_project/4110m2$Build-9807</meta:generator>
    <dc:date>2022-02-08T10:27:30.51</dc:date>
    <meta:document-statistic meta:table-count="0" meta:image-count="0" meta:object-count="0" meta:page-count="1" meta:paragraph-count="9" meta:word-count="25" meta:character-count="141"/>
    <dc:creator>w w</dc:creator>
    <meta:user-defined meta:name="Info 1"/>
    <meta:user-defined meta:name="Info 2"/>
    <meta:user-defined meta:name="Info 3"/>
    <meta:user-defined meta:name="Info 4"/>
  </office:meta>
</office:document-meta>
</file>